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ViewTests.noFreeMark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figuration.getTemplate( String name , final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reeMarkerViewTests.noTempl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Tests.validTempl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reeMarkerViewTests.freeMarker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Configuration.Tes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uration.process( Object mod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Tests.keepExisting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